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1153in" style:rel-column-width="1092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d3bac" officeooo:paragraph-rsid="000d3bac"/>
    </style:style>
    <style:style style:name="P2" style:family="paragraph" style:parent-style-name="Standard" style:list-style-name="L2">
      <style:text-properties officeooo:rsid="000d3bac" officeooo:paragraph-rsid="000d3bac"/>
    </style:style>
    <style:style style:name="P3" style:family="paragraph" style:parent-style-name="Standard" style:list-style-name="L2">
      <style:text-properties officeooo:rsid="000f2b7d" officeooo:paragraph-rsid="000f2b7d"/>
    </style:style>
    <style:style style:name="P4" style:family="paragraph" style:parent-style-name="Standard" style:list-style-name="L3">
      <style:text-properties officeooo:rsid="000f2b7d" officeooo:paragraph-rsid="000f2b7d"/>
    </style:style>
    <style:style style:name="P5" style:family="paragraph" style:parent-style-name="Table_20_Contents">
      <style:text-properties officeooo:rsid="000d3bac" officeooo:paragraph-rsid="000d3ba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am:<text:tab/>Tauseef Indikar, Nicolas Neitzel, Gaurav Shukla</text:p>
      <text:p text:style-name="P1"/>
      <text:p text:style-name="P1">Title:<text:tab/>Library Management System </text:p>
      <text:p text:style-name="P1"/>
      <text:p text:style-name="P1">Description: A library management portal which helps student or librarian <text:s/>search, check out books. It has seperate login account for Admin, Librarian and Student with different functionality. It has database support using MySQL.</text:p>
      <text:p text:style-name="P1"/>
      <text:p text:style-name="P1">Platform/Environment: Wicket 7 Apache server for hosting, Front end on HTML,CSS and JQUERY with DB in MySQL</text:p>
      <text:p text:style-name="P1"/>
      <text:p text:style-name="P1">Programming<text:tab/>Languages:</text:p>
      <text:p text:style-name="P1"/>
      <table:table table:name="Table1" table:style-name="Table1">
        <table:table-column table:style-name="Table1.A" table:number-columns-repeated="6"/>
        <table:table-row>
          <table:table-cell table:style-name="Table1.A1" office:value-type="string">
            <text:p text:style-name="P5">Name</text:p>
          </table:table-cell>
          <table:table-cell table:style-name="Table1.A1" office:value-type="string">
            <text:p text:style-name="P5">Java</text:p>
          </table:table-cell>
          <table:table-cell table:style-name="Table1.A1" office:value-type="string">
            <text:p text:style-name="P5">HTML</text:p>
          </table:table-cell>
          <table:table-cell table:style-name="Table1.A1" office:value-type="string">
            <text:p text:style-name="P5">Javascript</text:p>
          </table:table-cell>
          <table:table-cell table:style-name="Table1.A1" office:value-type="string">
            <text:p text:style-name="P5">CSS</text:p>
          </table:table-cell>
          <table:table-cell table:style-name="Table1.F1" office:value-type="string">
            <text:p text:style-name="P5">MySQL</text:p>
          </table:table-cell>
        </table:table-row>
        <table:table-row>
          <table:table-cell table:style-name="Table1.A2" office:value-type="string">
            <text:p text:style-name="P5">Tauseef </text:p>
          </table:table-cell>
          <table:table-cell table:style-name="Table1.A2" office:value-type="string">
            <text:p text:style-name="P5">Beginner</text:p>
          </table:table-cell>
          <table:table-cell table:style-name="Table1.A2" office:value-type="string">
            <text:p text:style-name="P5">Expert</text:p>
          </table:table-cell>
          <table:table-cell table:style-name="Table1.A2" office:value-type="string">
            <text:p text:style-name="P5">Intermediate</text:p>
          </table:table-cell>
          <table:table-cell table:style-name="Table1.A2" office:value-type="string">
            <text:p text:style-name="P5">Expert</text:p>
          </table:table-cell>
          <table:table-cell table:style-name="Table1.F2" office:value-type="string">
            <text:p text:style-name="P5">Expert</text:p>
          </table:table-cell>
        </table:table-row>
        <table:table-row>
          <table:table-cell table:style-name="Table1.A2" office:value-type="string">
            <text:p text:style-name="P5">Nicolas</text:p>
          </table:table-cell>
          <table:table-cell table:style-name="Table1.A2" office:value-type="string">
            <text:p text:style-name="P5">Expert</text:p>
          </table:table-cell>
          <table:table-cell table:style-name="Table1.A2" office:value-type="string">
            <text:p text:style-name="P5">Beginner</text:p>
          </table:table-cell>
          <table:table-cell table:style-name="Table1.A2" office:value-type="string">
            <text:p text:style-name="P5">Beginner</text:p>
          </table:table-cell>
          <table:table-cell table:style-name="Table1.A2" office:value-type="string">
            <text:p text:style-name="P5">Beginner</text:p>
          </table:table-cell>
          <table:table-cell table:style-name="Table1.F2" office:value-type="string">
            <text:p text:style-name="P5">Intermediate</text:p>
          </table:table-cell>
        </table:table-row>
        <table:table-row>
          <table:table-cell table:style-name="Table1.A2" office:value-type="string">
            <text:p text:style-name="P5">Gaurav</text:p>
          </table:table-cell>
          <table:table-cell table:style-name="Table1.A2" office:value-type="string">
            <text:p text:style-name="P5">Beginner</text:p>
          </table:table-cell>
          <table:table-cell table:style-name="Table1.A2" office:value-type="string">
            <text:p text:style-name="P5">Expert</text:p>
          </table:table-cell>
          <table:table-cell table:style-name="Table1.A2" office:value-type="string">
            <text:p text:style-name="P5">Intermediate</text:p>
          </table:table-cell>
          <table:table-cell table:style-name="Table1.A2" office:value-type="string">
            <text:p text:style-name="P5">Intermediate</text:p>
          </table:table-cell>
          <table:table-cell table:style-name="Table1.F2" office:value-type="string">
            <text:p text:style-name="P5">Expert</text:p>
          </table:table-cell>
        </table:table-row>
      </table:table>
      <text:p text:style-name="P1"/>
      <text:p text:style-name="P1">Functionality:</text:p>
      <text:list xml:id="list626245794285755860" text:style-name="L2">
        <text:list-item>
          <text:p text:style-name="P2">Student Signup / Login</text:p>
        </text:list-item>
        <text:list-item>
          <text:p text:style-name="P2">Librarian Login</text:p>
        </text:list-item>
        <text:list-item>
          <text:p text:style-name="P3">Admin Login with options on adding Librarian account</text:p>
        </text:list-item>
        <text:list-item>
          <text:p text:style-name="P3">Admin can add, edit, update books</text:p>
        </text:list-item>
        <text:list-item>
          <text:p text:style-name="P3">Student can CheckOut books</text:p>
        </text:list-item>
        <text:list-item>
          <text:p text:style-name="P3">Librarian can CheckOut books for a student checking his credentials</text:p>
        </text:list-item>
      </text:list>
      <text:p text:style-name="P1"/>
      <text:p text:style-name="P1">[OPTIONAL]<text:tab/>Stretch<text:tab/>Functionality:<text:tab/></text:p>
      <text:list xml:id="list7527393071682826284" text:style-name="L3">
        <text:list-item>
          <text:p text:style-name="P4">Student and Librarian Search functionality</text:p>
        </text:list-item>
        <text:list-item>
          <text:p text:style-name="P4">Librarian manages Number Of Available books for Student (Information Hiding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2T16:30:47.251861914</meta:creation-date>
    <dc:date>2015-09-12T16:55:04.313776962</dc:date>
    <meta:editing-duration>PT8M51S</meta:editing-duration>
    <meta:editing-cycles>1</meta:editing-cycles>
    <meta:document-statistic meta:table-count="1" meta:image-count="0" meta:object-count="0" meta:page-count="1" meta:paragraph-count="39" meta:word-count="148" meta:character-count="1008" meta:non-whitespace-character-count="903"/>
    <meta:generator>LibreOffice/4.2.8.2$Linux_X86_64 LibreOffice_project/420m0$Build-2</meta:generator>
  </office:meta>
</office:document-meta>
</file>